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b0980" officeooo:paragraph-rsid="000b0980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bf366" officeooo:paragraph-rsid="000bf366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bf366" officeooo:paragraph-rsid="00113e3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bf366" officeooo:paragraph-rsid="0015781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13e37" officeooo:paragraph-rsid="00113e3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3e37" officeooo:paragraph-rsid="00113e3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13e37" officeooo:paragraph-rsid="0017c5b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94c11" officeooo:paragraph-rsid="00194c1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c69e1" officeooo:paragraph-rsid="001c69e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dfb69" officeooo:paragraph-rsid="001dfb6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dfb69" officeooo:paragraph-rsid="0017c5ba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2230" style:font-weight-asian="normal" style:font-weight-complex="normal"/>
    </style:style>
    <style:style style:name="T3" style:family="text">
      <style:text-properties fo:font-weight="normal" officeooo:rsid="000ce3b2" style:font-weight-asian="normal" style:font-weight-complex="normal"/>
    </style:style>
    <style:style style:name="T4" style:family="text">
      <style:text-properties fo:font-weight="normal" officeooo:rsid="000d9a24" style:font-weight-asian="normal" style:font-weight-complex="normal"/>
    </style:style>
    <style:style style:name="T5" style:family="text">
      <style:text-properties fo:font-weight="normal" officeooo:rsid="000dc6f0" style:font-weight-asian="normal" style:font-weight-complex="normal"/>
    </style:style>
    <style:style style:name="T6" style:family="text">
      <style:text-properties fo:font-weight="normal" officeooo:rsid="000e4ab4" style:font-weight-asian="normal" style:font-weight-complex="normal"/>
    </style:style>
    <style:style style:name="T7" style:family="text">
      <style:text-properties fo:font-weight="normal" officeooo:rsid="0010103c" style:font-weight-asian="normal" style:font-weight-complex="normal"/>
    </style:style>
    <style:style style:name="T8" style:family="text">
      <style:text-properties fo:font-weight="normal" officeooo:rsid="00113e37" style:font-weight-asian="normal" style:font-weight-complex="normal"/>
    </style:style>
    <style:style style:name="T9" style:family="text">
      <style:text-properties officeooo:rsid="00113e37"/>
    </style:style>
    <style:style style:name="T10" style:family="text">
      <style:text-properties officeooo:rsid="0017c5ba"/>
    </style:style>
    <style:style style:name="T11" style:family="text">
      <style:text-properties officeooo:rsid="00196286"/>
    </style:style>
    <style:style style:name="T12" style:family="text">
      <style:text-properties officeooo:rsid="001add43"/>
    </style:style>
    <style:style style:name="T13" style:family="text">
      <style:text-properties officeooo:rsid="001ff65d"/>
    </style:style>
    <style:style style:name="T14" style:family="text">
      <style:text-properties officeooo:rsid="00205945"/>
    </style:style>
    <style:style style:name="T15" style:family="text">
      <style:text-properties officeooo:rsid="0021516e"/>
    </style:style>
    <style:style style:name="T16" style:family="text">
      <style:text-properties officeooo:rsid="0022ebe3"/>
    </style:style>
    <style:style style:name="T17" style:family="text">
      <style:text-properties fo:font-weight="bold" officeooo:rsid="0022ebe3" style:font-weight-asian="bold" style:font-weight-complex="bold"/>
    </style:style>
    <style:style style:name="T18" style:family="text">
      <style:text-properties officeooo:rsid="0024be6f"/>
    </style:style>
    <style:style style:name="T19" style:family="text">
      <style:text-properties officeooo:rsid="0025e613"/>
    </style:style>
    <style:style style:name="T20" style:family="text">
      <style:text-properties officeooo:rsid="0027569f"/>
    </style:style>
    <style:style style:name="T21" style:family="text">
      <style:text-properties officeooo:rsid="00278a73"/>
    </style:style>
    <style:style style:name="T22" style:family="text">
      <style:text-properties officeooo:rsid="00291cc0"/>
    </style:style>
    <style:style style:name="T23" style:family="text">
      <style:text-properties officeooo:rsid="002bb15c"/>
    </style:style>
    <style:style style:name="T24" style:family="text">
      <style:text-properties officeooo:rsid="002c17bf"/>
    </style:style>
    <style:style style:name="T25" style:family="text">
      <style:text-properties officeooo:rsid="002ce934"/>
    </style:style>
    <style:style style:name="T26" style:family="text">
      <style:text-properties officeooo:rsid="002e9098"/>
    </style:style>
    <style:style style:name="T27" style:family="text">
      <style:text-properties officeooo:rsid="003107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usine Kernel Registry File Format</text:p>
      <text:p text:style-name="P1">(.LKR)</text:p>
      <text:p text:style-name="P1"/>
      <text:p text:style-name="P2">LKR FILE HEADER:</text:p>
      <text:p text:style-name="P4"><text:span text:style-name="T1"><text:tab/>The “LKR FILE HEADER” </text:span><text:span text:style-name="T2">is a structure at offset 0 of the first section of the .LKR file.</text:span></text:p>
      <text:p text:style-name="P11"/>
      <text:p text:style-name="P6"/>
      <text:p text:style-name="P5">LKR SECTIONS:</text:p>
      <text:p text:style-name="P3"><text:span text:style-name="T3"><text:tab/>Their are 2 types of </text:span><text:span text:style-name="T2">section </text:span><text:span text:style-name="T5">all</text:span><text:span text:style-name="T4"> </text:span><text:span text:style-name="T6">sections </text:span><text:span text:style-name="T3">a</text:span><text:span text:style-name="T6">re a</text:span><text:span text:style-name="T3"> length</text:span><text:span text:style-name="T2"> </text:span><text:span text:style-name="T7">of </text:span><text:span text:style-name="T2">4096 byt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2:43:14.349197569</meta:creation-date>
    <dc:date>2025-10-05T14:01:45.018580380</dc:date>
    <meta:editing-duration>PT1H6M53S</meta:editing-duration>
    <meta:editing-cycles>38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43" meta:character-count="228" meta:non-whitespace-character-count="189"/>
  </office:meta>
</office:document-meta>
</file>